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3611in" table:align="left"/>
    </style:style>
    <style:style style:name="Table1.A" style:family="table-column">
      <style:table-column-properties style:column-width="1.1361in"/>
    </style:style>
    <style:style style:name="Table1.B" style:family="table-column">
      <style:table-column-properties style:column-width="1.2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4243in" table:align="left"/>
    </style:style>
    <style:style style:name="Table2.A" style:family="table-column">
      <style:table-column-properties style:column-width="1.1361in"/>
    </style:style>
    <style:style style:name="Table2.B" style:family="table-column">
      <style:table-column-properties style:column-width="1.288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611in" table:align="left"/>
    </style:style>
    <style:style style:name="Table3.A" style:family="table-column">
      <style:table-column-properties style:column-width="1.1361in"/>
    </style:style>
    <style:style style:name="Table3.B" style:family="table-column">
      <style:table-column-properties style:column-width="1.2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41in" table:align="left"/>
    </style:style>
    <style:style style:name="Table4.A" style:family="table-column">
      <style:table-column-properties style:column-width="1.3778in"/>
    </style:style>
    <style:style style:name="Table4.B" style:family="table-column">
      <style:table-column-properties style:column-width="1.66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7993in" table:align="left"/>
    </style:style>
    <style:style style:name="Table5.A" style:family="table-column">
      <style:table-column-properties style:column-width="1.1361in"/>
    </style:style>
    <style:style style:name="Table5.B" style:family="table-column">
      <style:table-column-properties style:column-width="1.663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188in" table:align="left"/>
    </style:style>
    <style:style style:name="Table6.A" style:family="table-column">
      <style:table-column-properties style:column-width="1.4042in"/>
    </style:style>
    <style:style style:name="Table6.B" style:family="table-column">
      <style:table-column-properties style:column-width="1.9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034in" table:align="left"/>
    </style:style>
    <style:style style:name="Table7.A" style:family="table-column">
      <style:table-column-properties style:column-width="1.7979in"/>
    </style:style>
    <style:style style:name="Table7.B" style:family="table-column">
      <style:table-column-properties style:column-width="2.236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style:font-name="Liberation Serif"/>
    </style:style>
    <style:style style:name="P10" style:family="paragraph">
      <style:paragraph-properties fo:text-align="center"/>
      <style:text-properties style:font-name="Liberation Serif1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erif" fo:font-size="12pt"/>
    </style:style>
    <style:style style:name="T7" style:family="text">
      <style:text-properties style:font-name="Liberation Serif" fo:font-size="12pt" style:font-name-asian="Liberation Serif1" style:font-name-complex="Liberation Serif1"/>
    </style:style>
    <style:style style:name="T8" style:family="text">
      <style:text-properties style:font-name="Courier 10 Pitch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T9" style:family="text">
      <style:text-properties style:font-name="Liberation Serif" fo:font-size="12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Liberation Serif1" fo:font-size="12pt"/>
    </style:style>
    <style:style style:name="T11" style:family="text">
      <style:text-properties style:font-name="Liberation Serif1" fo:font-size="12pt" style:font-name-asian="Liberation Serif1" style:font-name-complex="Liberation Serif1"/>
    </style:style>
    <style:style style:name="T12" style:family="text">
      <style:text-properties style:font-name="Liberation Serif1" fo:font-size="12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14" style:family="text">
      <style:text-properties style:font-name="Courier 10 Pitch" fo:font-size="9pt" fo:font-weight="bold" style:font-name-asian="Liberation Serif1" style:font-size-asian="9pt" style:font-weight-asian="bold" style:font-name-complex="Liberation Serif1" style:font-size-complex="9pt" style:font-weight-complex="bold"/>
    </style:style>
    <style:style style:name="T15" style:family="text">
      <style:text-properties style:font-name="Liberation Serif1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T16" style:family="text">
      <style:text-properties style:font-name="Liberation Serif1" fo:font-size="9pt" style:font-name-asian="Liberation Serif1" style:font-size-asian="9pt" style:font-name-complex="Liberation Serif1" style:font-size-complex="9pt"/>
    </style:style>
    <style:style style:name="T17" style:family="text">
      <style:text-properties style:font-name="Courier 10 Pitch" fo:font-size="8pt" fo:font-weight="bold" style:font-name-asian="Liberation Serif1" style:font-size-asian="8pt" style:font-weight-asian="bold" style:font-name-complex="Liberation Serif1" style:font-size-complex="8pt" style:font-weight-complex="bold"/>
    </style:style>
    <style:style style:name="T18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19" style:family="text">
      <style:text-properties style:font-name="Liberation Serif1" fo:font-size="10pt" fo:font-style="italic" fo:font-weight="bold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font-name="Liberation Serif1" fo:font-size="11pt" style:font-name-asian="Liberation Serif1" style:font-size-asian="11pt" style:font-name-complex="Liberation Serif1" style:font-size-complex="11pt"/>
    </style:style>
    <style:style style:name="T22" style:family="text">
      <style:text-properties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textarea-horizontal-align="center" draw:textarea-vertical-align="middle" draw:shadow-offset-x="0.1201in" draw:shadow-offset-y="0.1201in" style:run-through="foreground"/>
    </style:style>
    <style:style style:name="gr6" style:family="graphic">
      <style:graphic-properties svg:stroke-color="#e6e6e6" draw:fill="solid" draw:fill-color="#e6e6e6" draw:textarea-horizontal-align="justify" draw:textarea-vertical-align="middle" draw:auto-grow-height="false" fo:min-height="0in" fo:min-width="0in" style:run-through="foreground"/>
    </style:style>
    <style:style style:name="gr7" style:family="graphic">
      <style:graphic-properties draw:textarea-horizontal-align="center" draw:textarea-vertical-align="middle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e6e6e6" draw:fill="solid" draw:fill-color="#e6e6e6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6e6e6" draw:fill="solid" draw:fill-color="#e6e6e6" draw:textarea-horizontal-align="justify" draw:textarea-vertical-align="middle" draw:auto-grow-height="false" fo:min-height="0in" fo:min-width="0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color="#ffffff" draw:fill="solid" draw:fill-color="#000000" draw:textarea-horizontal-align="center" draw:textarea-vertical-align="middle" style:run-through="foreground"/>
    </style:style>
    <style:style style:name="gr14" style:family="graphic">
      <style:graphic-properties svg:stroke-width="0.0098in" svg:stroke-color="#000000" draw:fill="solid" draw:fill-color="#000000" draw:textarea-horizontal-align="center" draw:textarea-vertical-align="middle" fo:padding-top="0.0047in" fo:padding-bottom="0.0047in" fo:padding-left="0.0047in" fo:padding-right="0.0047in" style:run-through="foreground"/>
    </style:style>
    <style:style style:name="gr15" style:family="graphic">
      <style:graphic-properties svg:stroke-color="#000000" draw:fill="solid" draw:fill-color="#000000" draw:textarea-horizontal-align="center" draw:textarea-vertical-align="middle" style:run-through="foreground"/>
    </style:style>
    <style:style style:name="gr16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svg:stroke-color="#000000" draw:fill="solid" draw:fill-color="#e6e6e6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00" draw:fill="solid" draw:fill-color="#000000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in" svg:stroke-color="#ffffff" draw:fill="solid" draw:fill-color="#ffffff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s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r_id</text:p>
          </table:table-cell>
          <table:table-cell table:style-name="Table1.B1" office:value-type="string">
            <text:p text:style-name="Table_20_Contents">user_name</text:p>
          </table:table-cell>
        </table:table-row>
        <table:table-row>
          <table:table-cell table:style-name="Table1.A2" office:value-type="string">
            <text:p text:style-name="Table_20_Contents">primary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user_group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user_group_id</text:p>
          </table:table-cell>
          <table:table-cell table:style-name="Table2.B1" office:value-type="string">
            <text:p text:style-name="Table_20_Contents">user_group_name</text:p>
          </table:table-cell>
        </table:table-row>
        <table:table-row>
          <table:table-cell table:style-name="Table2.A2" office:value-type="string">
            <text:p text:style-name="Table_20_Contents">primary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softwares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oftware_id</text:p>
          </table:table-cell>
          <table:table-cell table:style-name="Table3.B1" office:value-type="string">
            <text:p text:style-name="Table_20_Contents">software_name</text:p>
          </table:table-cell>
        </table:table-row>
        <table:table-row>
          <table:table-cell table:style-name="Table3.A2" office:value-type="string">
            <text:p text:style-name="Table_20_Contents">primary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software_groups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software_group_id</text:p>
          </table:table-cell>
          <table:table-cell table:style-name="Table4.B1" office:value-type="string">
            <text:p text:style-name="Table_20_Contents">software_group_name</text:p>
          </table:table-cell>
        </table:table-row>
        <table:table-row>
          <table:table-cell table:style-name="Table4.A2" office:value-type="string">
            <text:p text:style-name="Table_20_Contents">primary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user_priv(allowed groups for users)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user_id</text:p>
          </table:table-cell>
          <table:table-cell table:style-name="Table5.B1" office:value-type="string">
            <text:p text:style-name="Table_20_Contents">user_group_id</text:p>
          </table:table-cell>
        </table:table-row>
        <table:table-row>
          <table:table-cell table:style-name="Table5.A2" office:value-type="string">
            <text:p text:style-name="Table_20_Contents">foreign(*users)</text:p>
          </table:table-cell>
          <table:table-cell table:style-name="Table5.B2" office:value-type="string">
            <text:p text:style-name="Table_20_Contents">foreign(*users_groups)</text:p>
          </table:table-cell>
        </table:table-row>
      </table:table>
      <text:p text:style-name="Standard"/>
      <text:p text:style-name="Standard"/>
      <text:p text:style-name="Standard">software_priv(put software in groups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software_id</text:p>
          </table:table-cell>
          <table:table-cell table:style-name="Table6.B1" office:value-type="string">
            <text:p text:style-name="Table_20_Contents">software_group_id</text:p>
          </table:table-cell>
        </table:table-row>
        <table:table-row>
          <table:table-cell table:style-name="Table6.A2" office:value-type="string">
            <text:p text:style-name="Table_20_Contents">foreign(*softwares)</text:p>
          </table:table-cell>
          <table:table-cell table:style-name="Table6.B2" office:value-type="string">
            <text:p text:style-name="Table_20_Contents">foreign(*software_groups)</text:p>
          </table:table-cell>
        </table:table-row>
      </table:table>
      <text:p text:style-name="Standard"/>
      <text:p text:style-name="Standard"/>
      <text:p text:style-name="Standard"/>
      <text:p text:style-name="Standard">priv(allow software/SWgroups for users/Usr groups)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software_id</text:p>
          </table:table-cell>
          <table:table-cell table:style-name="Table7.B1" office:value-type="string">
            <text:p text:style-name="Table_20_Contents">software_group_id</text:p>
          </table:table-cell>
        </table:table-row>
        <table:table-row>
          <table:table-cell table:style-name="Table7.A2" office:value-type="string">
            <text:p text:style-name="P4">foreign(*users/*users_groups)</text:p>
          </table:table-cell>
          <table:table-cell table:style-name="Table7.B2" office:value-type="string">
            <text:p text:style-name="P4">foreign(*softwares/*software_groups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​</text:p>
      <text:p text:style-name="Standard"/>
      <text:p text:style-name="Standard"/>
      <text:p text:style-name="Standard"/>
      <text:p text:style-name="Standard"><draw:ellipse text:anchor-type="paragraph" draw:z-index="0" draw:style-name="gr1" draw:text-style-name="P5" svg:width="0.9224in" svg:height="0.2921in" svg:x="0.302in" svg:y="0.1047in"><text:p><text:span text:style-name="T1">user_id</text:span></text:p></draw:ellipse><draw:ellipse text:anchor-type="paragraph" draw:z-index="9" draw:style-name="gr1" draw:text-style-name="P7" svg:width="1.1996in" svg:height="0.2795in" svg:x="4.1126in" svg:y="0.0193in"><text:p><text:span text:style-name="T3">software_id</text:span></text:p></draw:ellipse><draw:ellipse text:anchor-type="paragraph" draw:z-index="13" draw:style-name="gr1" draw:text-style-name="P7" svg:width="0.9224in" svg:height="0.2921in" svg:x="1.7244in" svg:y="0.0909in"><text:p><text:span text:style-name="T3">user_name</text:span></text:p></draw:ellipse><draw:ellipse text:anchor-type="paragraph" draw:z-index="14" draw:style-name="gr1" draw:text-style-name="P7" svg:width="1.1996in" svg:height="0.2795in" svg:x="5.5972in" svg:y="0.0146in"><text:p><text:span text:style-name="T3">software_name</text:span></text:p></draw:ellipse></text:p>
      <text:p text:style-name="Standard"><draw:line text:anchor-type="paragraph" draw:z-index="16" draw:style-name="gr9" draw:text-style-name="P6" svg:x1="2.0291in" svg:y1="0.1909in" svg:x2="1.6445in" svg:y2="0.6193in"><text:p/></draw:line><draw:line text:anchor-type="paragraph" draw:z-index="17" draw:style-name="gr9" draw:text-style-name="P6" svg:x1="4.8201in" svg:y1="0.1071in" svg:x2="5.052in" svg:y2="0.6028in"><text:p/></draw:line><draw:line text:anchor-type="paragraph" draw:z-index="18" draw:style-name="gr9" draw:text-style-name="P6" svg:x1="5.8575in" svg:y1="0.0618in" svg:x2="5.5354in" svg:y2="0.6028in"><text:p/></draw:line></text:p>
      <text:p text:style-name="Standard"><draw:custom-shape text:anchor-type="paragraph" draw:z-index="27" draw:style-name="gr10" draw:text-style-name="P6" svg:width="0.2059in" svg:height="0.2059in" svg:x="2.5028in" svg:y="0.622in"><text:p text:style-name="P6">1</text:p><draw:enhanced-geometry svg:viewBox="0 0 21600 21600" draw:type="rectangle" draw:enhanced-path="M 0 0 L 21600 0 21600 21600 0 21600 0 0 Z N"/></draw:custom-shape><draw:custom-shape text:anchor-type="paragraph" draw:z-index="28" draw:style-name="gr11" draw:text-style-name="P6" svg:width="0.9217in" svg:height="0.9213in" svg:x="2.7083in" svg:y="0.0638in"><text:p text:style-name="P6">allowed</text:p><text:p text:style-name="P6">to us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style-name="gr9" draw:text-style-name="P6" svg:x1="0.9736in" svg:y1="0.0134in" svg:x2="1.3047in" svg:y2="0.428in"><text:p/></draw:line></text:p>
      <text:p text:style-name="Standard"/>
      <text:p text:style-name="Standard"><draw:line text:anchor-type="paragraph" draw:z-index="26" draw:style-name="gr7" draw:text-style-name="P6" svg:x1="4.7488in" svg:y1="0.1484in" svg:x2="3.6299in" svg:y2="0.1602in"><text:p/></draw:line><draw:line text:anchor-type="paragraph" draw:z-index="25" draw:style-name="gr7" draw:text-style-name="P6" svg:x1="2.7083in" svg:y1="0.161in" svg:x2="1.85in" svg:y2="0.1657in"><text:p/></draw:line><draw:rect text:anchor-type="paragraph" draw:z-index="1" draw:style-name="gr1" draw:text-style-name="P6" svg:width="0.7878in" svg:height="0.2331in" svg:x="1.0626in" svg:y="0.0445in"><text:p><text:span text:style-name="T2">user</text:span></text:p></draw:rect><draw:rect text:anchor-type="paragraph" draw:z-index="3" draw:style-name="gr1" draw:text-style-name="P6" svg:width="1.0197in" svg:height="0.2331in" svg:x="4.7484in" svg:y="0.028in"><text:p><text:span text:style-name="T2">software</text:span></text:p></draw:rect></text:p>
      <text:p text:style-name="Standard"><draw:g text:anchor-type="paragraph" draw:z-index="23" draw:style-name="gr2"><draw:custom-shape draw:style-name="gr3" draw:text-style-name="P6" svg:width="0.8677in" svg:height="0.8287in" svg:x="4.8201in" svg:y="0.6197in"><text:p text:style-name="P6"/><text:p text:style-name="P6">member</text:p><text:p text:style-name="P6">Of</text:p><text:p text:style-name="P6"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4"><draw:line draw:style-name="gr5" draw:text-style-name="P6" svg:x1="5.2937in" svg:y1="0.0598in" svg:x2="5.2937in" svg:y2="0.6197in"><text:p/></draw:line><draw:line draw:style-name="gr5" draw:text-style-name="P6" svg:x1="5.2484in" svg:y1="0.0598in" svg:x2="5.2484in" svg:y2="0.6197in"><text:p/></draw:line></draw:g><draw:custom-shape draw:style-name="gr6" draw:text-style-name="P6" svg:width="0.2059in" svg:height="0.2059in" svg:x="5.3563in" svg:y="0.4642in"><text:p text:style-name="P6">N</text:p><draw:enhanced-geometry svg:viewBox="0 0 21600 21600" draw:type="rectangle" draw:enhanced-path="M 0 0 L 21600 0 21600 21600 0 21600 0 0 Z N"/></draw:custom-shape><draw:custom-shape draw:style-name="gr6" draw:text-style-name="P6" svg:width="0.2059in" svg:height="0.2059in" svg:x="5.3563in" svg:y="1.4083in"><text:p text:style-name="P6">M</text:p><draw:enhanced-geometry svg:viewBox="0 0 21600 21600" draw:type="rectangle" draw:enhanced-path="M 0 0 L 21600 0 21600 21600 0 21600 0 0 Z N"/></draw:custom-shape><draw:g draw:style-name="gr4"><draw:line draw:style-name="gr5" draw:text-style-name="P6" svg:x1="5.2839in" svg:y1="1.448in" svg:x2="5.2839in" svg:y2="2.0016in"><text:p/></draw:line><draw:line draw:style-name="gr5" draw:text-style-name="P6" svg:x1="5.239in" svg:y1="1.448in" svg:x2="5.239in" svg:y2="2.0016in"><text:p/></draw:line></draw:g></draw:g><draw:line text:anchor-type="paragraph" draw:z-index="31" draw:style-name="gr7" draw:text-style-name="P6" svg:x1="2.9953in" svg:y1="0.8063in" svg:x2="1.85in" svg:y2="0.0854in"><text:p/></draw:line><draw:custom-shape text:anchor-type="paragraph" draw:z-index="29" draw:style-name="gr8" draw:text-style-name="P6" svg:width="0.2059in" svg:height="0.2059in" svg:x="3.6299in" svg:y="0.05in"><text:p text:style-name="P6">1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30" draw:style-name="gr11" draw:text-style-name="P6" svg:width="0.9217in" svg:height="0.9213in" svg:x="2.7709in" svg:y="0.1437in"><text:p text:style-name="P6">allowed</text:p><text:p text:style-name="P6">to us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g text:anchor-type="paragraph" draw:z-index="5" draw:style-name="gr2"><draw:custom-shape draw:style-name="gr3" draw:text-style-name="P6" svg:width="0.8677in" svg:height="0.8287in" svg:x="0.9744in" svg:y="0.0799in"><text:p text:style-name="P6"/><text:p text:style-name="P6">member</text:p><text:p text:style-name="P6">Of</text:p><text:p text:style-name="P6"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g draw:style-name="gr4"><draw:line draw:style-name="gr5" draw:text-style-name="P6" svg:x1="1.448in" svg:y1="-0.4799in" svg:x2="1.448in" svg:y2="0.0799in"><text:p/></draw:line><draw:line draw:style-name="gr5" draw:text-style-name="P6" svg:x1="1.4028in" svg:y1="-0.4799in" svg:x2="1.4028in" svg:y2="0.0799in"><text:p/></draw:line></draw:g><draw:custom-shape draw:style-name="gr6" draw:text-style-name="P6" svg:width="0.2059in" svg:height="0.2059in" svg:x="1.5106in" svg:y="-0.0756in"><text:p text:style-name="P6">N</text:p><draw:enhanced-geometry svg:viewBox="0 0 21600 21600" draw:type="rectangle" draw:enhanced-path="M 0 0 L 21600 0 21600 21600 0 21600 0 0 Z N"/></draw:custom-shape><draw:custom-shape draw:style-name="gr6" draw:text-style-name="P6" svg:width="0.2059in" svg:height="0.2059in" svg:x="1.5106in" svg:y="0.8685in"><text:p text:style-name="P6">M</text:p><draw:enhanced-geometry svg:viewBox="0 0 21600 21600" draw:type="rectangle" draw:enhanced-path="M 0 0 L 21600 0 21600 21600 0 21600 0 0 Z N"/></draw:custom-shape><draw:g draw:style-name="gr4"><draw:line draw:style-name="gr5" draw:text-style-name="P6" svg:x1="1.4382in" svg:y1="0.9083in" svg:x2="1.4382in" svg:y2="1.4618in"><text:p/></draw:line><draw:line draw:style-name="gr5" draw:text-style-name="P6" svg:x1="1.3937in" svg:y1="0.9083in" svg:x2="1.3937in" svg:y2="1.4618in"><text:p/></draw:line></draw:g></draw:g><draw:custom-shape text:anchor-type="paragraph" draw:z-index="33" draw:style-name="gr10" draw:text-style-name="P6" svg:width="0.2059in" svg:height="0.2059in" svg:x="2.4937in" svg:y="0.1071in"><text:p text:style-name="P6">1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line text:anchor-type="paragraph" draw:z-index="32" draw:style-name="gr7" draw:text-style-name="P6" svg:x1="4.5685in" svg:y1="0.8512in" svg:x2="3.4783in" svg:y2="0.0319in"><text:p/></draw:line><draw:custom-shape text:anchor-type="paragraph" draw:z-index="34" draw:style-name="gr8" draw:text-style-name="P6" svg:width="0.2059in" svg:height="0.2059in" svg:x="3.4244in" svg:y="0.1752in"><text:p text:style-name="P6">N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rect text:anchor-type="paragraph" draw:z-index="2" draw:style-name="gr1" draw:text-style-name="P6" svg:width="1.0634in" svg:height="0.2331in" svg:x="0.9217in" svg:y="0.1201in"><text:p><text:span text:style-name="T2">user_group</text:span></text:p></draw:rect><draw:rect text:anchor-type="paragraph" draw:z-index="4" draw:style-name="gr1" draw:text-style-name="P6" svg:width="1.3598in" svg:height="0.2331in" svg:x="4.5689in" svg:y="0.0846in"><text:p><text:span text:style-name="T2">software_group</text:span></text:p></draw:rect></text:p>
      <text:p text:style-name="Standard"><draw:line text:anchor-type="paragraph" draw:z-index="6" draw:style-name="gr7" draw:text-style-name="P6" svg:x1="4.5689in" svg:y1="0.0669in" svg:x2="3.55in" svg:y2="0.0634in"><text:p/></draw:line><draw:g text:anchor-type="paragraph" draw:z-index="24" draw:style-name="gr2"><draw:line draw:style-name="gr5" draw:text-style-name="P6" svg:x1="2.6819in" svg:y1="0.0646in" svg:x2="1.9846in" svg:y2="0.0701in"><text:p/></draw:line><draw:line draw:style-name="gr5" draw:text-style-name="P6" svg:x1="4.5689in" svg:y1="0.0217in" svg:x2="3.55in" svg:y2="0.0181in"><text:p/></draw:line><draw:custom-shape draw:style-name="gr6" draw:text-style-name="P6" svg:width="0.2059in" svg:height="0.2059in" svg:x="2.4583in" svg:y="0.1417in"><text:p text:style-name="P6">N</text:p><draw:enhanced-geometry svg:viewBox="0 0 21600 21600" draw:type="rectangle" draw:enhanced-path="M 0 0 L 21600 0 21600 21600 0 21600 0 0 Z N"/></draw:custom-shape><draw:custom-shape draw:style-name="gr3" draw:text-style-name="P6" svg:width="0.9217in" svg:height="0.9213in" svg:x="2.6638in" svg:y="-0.4165in"><text:p text:style-name="P6">allowed</text:p><text:p text:style-name="P6">to us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custom-shape text:anchor-type="paragraph" draw:z-index="7" draw:style-name="gr8" draw:text-style-name="P6" svg:width="0.2059in" svg:height="0.2059in" svg:x="3.5598in" svg:y="0.1173in"><text:p text:style-name="P6">M</text:p><draw:enhanced-geometry svg:viewBox="0 0 21600 21600" draw:type="rectangle" draw:enhanced-path="M 0 0 L 21600 0 21600 21600 0 21600 0 0 Z N"/></draw:custom-shape><draw:line text:anchor-type="paragraph" draw:z-index="19" draw:style-name="gr9" draw:text-style-name="P6" svg:x1="5.4638in" svg:y1="0.1256in" svg:x2="5.8122in" svg:y2="0.5937in"><text:p/></draw:line><draw:line text:anchor-type="paragraph" draw:z-index="20" draw:style-name="gr9" draw:text-style-name="P6" svg:x1="4.9807in" svg:y1="0.1256in" svg:x2="4.7571in" svg:y2="0.9165in"><text:p/></draw:line><draw:line text:anchor-type="paragraph" draw:z-index="21" draw:style-name="gr9" draw:text-style-name="P6" svg:x1="1.6354in" svg:y1="0.161in" svg:x2="1.9134in" svg:y2="0.8909in"><text:p/></draw:line><draw:line text:anchor-type="paragraph" draw:z-index="22" draw:style-name="gr9" draw:text-style-name="P6" svg:x1="1.1079in" svg:y1="0.161in" svg:x2="0.8035in" svg:y2="0.4772in"><text:p/></draw:line></text:p>
      <text:p text:style-name="Standard"/>
      <text:p text:style-name="Standard"><draw:ellipse text:anchor-type="paragraph" draw:z-index="10" draw:style-name="gr1" draw:text-style-name="P8" svg:width="1.3067in" svg:height="0.3469in" svg:x="5.589in" svg:y="0.1583in"><text:p><text:span text:style-name="T4">software_group_id</text:span></text:p></draw:ellipse><draw:ellipse text:anchor-type="paragraph" draw:z-index="8" draw:style-name="gr1" draw:text-style-name="P7" svg:width="1.0835in" svg:height="0.3496in" svg:x="0.0516in" svg:y="0.0937in"><text:p><text:span text:style-name="T3">User_group_id</text:span></text:p></draw:ellipse></text:p>
      <text:p text:style-name="Standard"/>
      <text:p text:style-name="Standard"><draw:ellipse text:anchor-type="paragraph" draw:z-index="11" draw:style-name="gr1" draw:text-style-name="P8" svg:width="1.4587in" svg:height="0.3386in" svg:x="3.9965in" svg:y="0.15in"><text:p><text:span text:style-name="T4">software_group_name</text:span></text:p></draw:ellipse><draw:ellipse text:anchor-type="paragraph" draw:z-index="12" draw:style-name="gr1" draw:text-style-name="P8" svg:width="1.3606in" svg:height="0.3287in" svg:x="1.2055in" svg:y="0.1244in"><text:p><text:span text:style-name="T4">User_group_name</text:span></text:p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35" draw:style-name="gr2"><draw:ellipse draw:style-name="gr12" draw:text-style-name="P6" svg:width="0.2504in" svg:height="0.2598in" svg:x="1.3638in" svg:y="0.0102in"><text:p/></draw:ellipse><draw:ellipse draw:style-name="gr13" draw:text-style-name="P6" svg:width="0.1894in" svg:height="0.1969in" svg:x="1.3929in" svg:y="0.0421in"><text:p/></draw:ellipse></draw:g><text:soft-page-break/></text:p>
      <text:p text:style-name="P2"><draw:line text:anchor-type="paragraph" draw:z-index="52" draw:style-name="gr19" draw:text-style-name="P6" svg:x1="1.4835in" svg:y1="0.0783in" svg:x2="1.4835in" svg:y2="0.2972in"><text:p/></draw:line> <text:s text:c="30"/>software authenticating module</text:p>
      <text:p text:style-name="P1"><draw:rect text:anchor-type="paragraph" draw:z-index="37" draw:style-name="gr16" draw:text-style-name="P6" svg:width="1.9949in" svg:height="0.3925in" svg:x="0.6071in" svg:y="0.1055in"><text:p text:style-name="P6">get <text:span text:style-name="T1">user_name</text:span>(or <text:span text:style-name="T1">user_id</text:span>)</text:p><text:p text:style-name="P6">and <text:span text:style-name="T1">software_name</text:span></text:p></draw:rect></text:p>
      <text:p text:style-name="P3"/>
      <text:p text:style-name="P1"><draw:line text:anchor-type="paragraph" draw:z-index="53" draw:style-name="gr19" draw:text-style-name="P6" svg:x1="1.4744in" svg:y1="0.1146in" svg:x2="1.4744in" svg:y2="0.3217in"><text:p/></draw:line></text:p>
      <text:p text:style-name="P1"><draw:rect text:anchor-type="paragraph" draw:z-index="38" draw:style-name="gr16" draw:text-style-name="P6" svg:width="2.6657in" svg:height="0.3925in" svg:x="0.3563in" svg:y="0.1299in"><text:p text:style-name="P6">get <text:span text:style-name="T1">user_id</text:span>(if <text:span text:style-name="T1">user_name</text:span> was given) </text:p><text:p text:style-name="P6">from <text:span text:style-name="T5">users</text:span> table</text:p></draw:rect></text:p>
      <text:p text:style-name="P1"/>
      <text:p text:style-name="P1"><draw:line text:anchor-type="paragraph" draw:z-index="54" draw:style-name="gr19" draw:text-style-name="P6" svg:x1="1.4835in" svg:y1="0.139in" svg:x2="1.4835in" svg:y2="0.228in"><text:p/></draw:line></text:p>
      <text:p text:style-name="P1"><draw:rect text:anchor-type="paragraph" draw:z-index="41" draw:style-name="gr16" draw:text-style-name="P6" svg:width="2.6657in" svg:height="0.3925in" svg:x="0.3563in" svg:y="0.0362in"><text:p text:style-name="P6">get <text:span text:style-name="T1">user_group_id</text:span>s for <text:s/>given</text:p><text:p text:style-name="P6"><text:span text:style-name="T1">user_id</text:span> from <text:span text:style-name="T5">user_priv</text:span> table</text:p></draw:rect></text:p>
      <text:p text:style-name="P1"/>
      <text:p text:style-name="P1"><draw:line text:anchor-type="paragraph" draw:z-index="55" draw:style-name="gr19" draw:text-style-name="P6" svg:x1="1.4744in" svg:y1="0.0453in" svg:x2="1.4744in" svg:y2="0.3744in"><text:p/></draw:line></text:p>
      <text:p text:style-name="P1"><draw:rect text:anchor-type="paragraph" draw:z-index="39" draw:style-name="gr16" draw:text-style-name="P9" svg:width="2.6933in" svg:height="0.2543in" svg:x="0.3646in" svg:y="0.1827in"><text:p><text:span text:style-name="T6"><text:s/></text:span><text:span text:style-name="T7">get </text:span><text:span text:style-name="T8">software_id</text:span><text:span text:style-name="T7"> </text:span><text:span text:style-name="T6">from </text:span><text:span text:style-name="T9">softwares</text:span><text:span text:style-name="T6"> table</text:span></text:p></draw:rect></text:p>
      <text:p text:style-name="P1"/>
      <text:p text:style-name="P1"><draw:rect text:anchor-type="paragraph" draw:z-index="40" draw:style-name="gr16" draw:text-style-name="P10" svg:width="2.6835in" svg:height="0.4386in" svg:x="0.3665in" svg:y="0.1484in"><text:p><text:span text:style-name="T10"><text:s/></text:span><text:span text:style-name="T11">get </text:span><text:span text:style-name="T8">software_group_id</text:span><text:span text:style-name="T11">s for given </text:span></text:p><text:p><text:span text:style-name="T8">software_id</text:span><text:span text:style-name="T11"> </text:span><text:span text:style-name="T10">from </text:span><text:span text:style-name="T12">software_priv</text:span><text:span text:style-name="T10"> table</text:span></text:p></draw:rect><draw:line text:anchor-type="paragraph" draw:z-index="56" draw:style-name="gr19" draw:text-style-name="P6" svg:x1="1.4835in" svg:y1="0.0535in" svg:x2="1.4835in" svg:y2="0.1488in"><text:p/></draw:line></text:p>
      <text:p text:style-name="P1"/>
      <text:p text:style-name="P1"/>
      <text:p text:style-name="P1"><draw:line text:anchor-type="paragraph" draw:z-index="57" draw:style-name="gr19" draw:text-style-name="P6" svg:x1="1.6626in" svg:y1="0.0118in" svg:x2="1.6626in" svg:y2="0.322in"><text:p/></draw:line></text:p>
      <text:p text:style-name="P1"><draw:rect text:anchor-type="paragraph" draw:z-index="42" draw:style-name="gr16" draw:text-style-name="P10" svg:width="4.0961in" svg:height="0.4386in" svg:x="0.3307in" svg:y="0.1307in"><text:p><text:span text:style-name="T10"><text:s/></text:span><text:span text:style-name="T11">get authenticated </text:span><text:span text:style-name="T8">user_id</text:span><text:span text:style-name="T11">/</text:span><text:span text:style-name="T8">user_group_id</text:span><text:span text:style-name="T11"> list for first </text:span></text:p><text:p><text:span text:style-name="T11">selected </text:span><text:span text:style-name="T8">software_id</text:span><text:span text:style-name="T11">/</text:span><text:span text:style-name="T8">software_group_id</text:span><text:span text:style-name="T11"> </text:span><text:span text:style-name="T10">from </text:span><text:span text:style-name="T12">priv</text:span><text:span text:style-name="T10"> table</text:span></text:p></draw:rect></text:p>
      <text:p text:style-name="P1"/>
      <text:p text:style-name="P1"><draw:line text:anchor-type="paragraph" draw:z-index="58" draw:style-name="gr19" draw:text-style-name="P6" svg:x1="1.6807in" svg:y1="0.1854in" svg:x2="1.6807in" svg:y2="0.2965in"><text:p/></draw:line><draw:line text:anchor-type="paragraph" draw:z-index="73" draw:style-name="gr19" draw:text-style-name="P6" svg:x1="3.9075in" svg:y1="0.1854in" svg:x2="3.9075in" svg:y2="3.4106in"><text:p/></draw:line></text:p>
      <text:p text:style-name="P1"><draw:rect text:anchor-type="paragraph" draw:z-index="48" draw:style-name="gr16" draw:text-style-name="P6" svg:width="3.2295in" svg:height="0.2614in" svg:x="0.3382in" svg:y="0.1047in"><text:p text:style-name="P6"><text:span text:style-name="T20">map</text:span> <text:span text:style-name="T8">user_id</text:span><text:span text:style-name="T11">/</text:span><text:span text:style-name="T8">user_group_id</text:span><text:span text:style-name="T11"> </text:span><text:span text:style-name="T21">list with</text:span><text:span text:style-name="T20"> result set</text:span></text:p></draw:rect></text:p>
      <text:p text:style-name="P1"><draw:line text:anchor-type="paragraph" draw:z-index="59" draw:style-name="gr19" draw:text-style-name="P6" svg:x1="1.698in" svg:y1="0.1744in" svg:x2="1.698in" svg:y2="0.3307in"><text:p/></draw:line><draw:line text:anchor-type="paragraph" draw:z-index="70" draw:style-name="gr19" draw:text-style-name="P6" svg:x1="3.0035in" svg:y1="0.1744in" svg:x2="3.0035in" svg:y2="1.9343in"><text:p/></draw:line></text:p>
      <text:p text:style-name="P1"><draw:custom-shape text:anchor-type="paragraph" draw:z-index="43" draw:style-name="gr17" draw:text-style-name="P6" svg:width="1.0913in" svg:height="1.0295in" svg:x="1.1437in" svg:y="0.139in"><text:p text:style-name="P6">if</text:p><text:p><text:span text:style-name="T13">CONDITION A</text:span></text:p><text:p text:style-name="P6"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rect text:anchor-type="paragraph" draw:z-index="49" draw:style-name="gr18" draw:text-style-name="P6" svg:width="2.1024in" svg:height="1.135in" svg:x="4.739in" svg:y="0.1862in"><text:p><text:span text:style-name="T11">CONDITION A</text:span></text:p><text:p text:style-name="P11"><text:span text:style-name="T14">user_id</text:span><text:span text:style-name="T16">/</text:span><text:span text:style-name="T14">user_group_id</text:span><text:span text:style-name="T13"> set of </text:span></text:p><text:p text:style-name="P11"><text:span text:style-name="T19">user_priv</text:span><text:span text:style-name="T13"> table</text:span></text:p><text:p text:style-name="P6"><text:span text:style-name="T13">= </text:span></text:p><text:p text:style-name="P11"><text:span text:style-name="T13">result </text:span><text:span text:style-name="T14">user_id</text:span><text:span text:style-name="T16">/</text:span><text:span text:style-name="T14">user_group_id</text:span></text:p><text:p text:style-name="P11"><text:span text:style-name="T13">list of </text:span><text:span text:style-name="T19">auth</text:span><text:span text:style-name="T13"> table</text:span></text:p></draw:rect></text:p>
      <text:p text:style-name="P1"><draw:custom-shape text:anchor-type="paragraph" draw:z-index="74" draw:style-name="gr20" svg:width="0.6803in" svg:height="0.1614in" draw:transform="rotate (-1.5699236621689) translate (3.98819444444444in 0.170833333333333in)"><text:p/><draw:enhanced-geometry svg:viewBox="0 0 21600 21600" draw:mirror-horizontal="false" draw:mirror-vertical="false" draw:text-areas="?f7 ?f0 21600 ?f2" draw:type="left-arrow" draw:modifiers="5733.8181818181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5" draw:style-name="gr20" svg:width="0.6803in" svg:height="0.1614in" draw:transform="rotate (-1.5699236621689) translate (3.08472222222222in 0.175in)"><text:p/><draw:enhanced-geometry svg:viewBox="0 0 21600 21600" draw:mirror-horizontal="false" draw:mirror-vertical="false" draw:text-areas="?f7 ?f0 21600 ?f2" draw:type="left-arrow" draw:modifiers="5733.8181818181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line text:anchor-type="paragraph" draw:z-index="64" draw:style-name="gr19" draw:text-style-name="P6" svg:x1="1.1441in" svg:y1="0.0819in" svg:x2="0.6161in" svg:y2="0.0791in"><text:p/></draw:line><draw:line text:anchor-type="paragraph" draw:z-index="65" draw:style-name="gr19" draw:text-style-name="P6" svg:x1="0.6161in" svg:y1="0.0819in" svg:x2="0.598in" svg:y2="3.3555in"><text:p/></draw:line><draw:custom-shape text:anchor-type="paragraph" draw:z-index="83" draw:style-name="gr8" draw:text-style-name="P6" svg:width="0.3398in" svg:height="0.1949in" svg:x="0.8043in" svg:y="0.1445in"><text:p text:style-name="P6">YES</text:p><draw:enhanced-geometry svg:viewBox="0 0 21600 21600" draw:type="rectangle" draw:enhanced-path="M 0 0 L 21600 0 21600 21600 0 21600 0 0 Z N"/></draw:custom-shape></text:p>
      <text:p text:style-name="P1"><draw:custom-shape text:anchor-type="paragraph" draw:z-index="76" draw:style-name="gr20" svg:width="0.6803in" svg:height="0.1614in" draw:transform="rotate (1.58039563768087) translate (0.5375in 0.805555555555556in)"><text:p/><draw:enhanced-geometry svg:viewBox="0 0 21600 21600" draw:mirror-horizontal="false" draw:mirror-vertical="false" draw:text-areas="?f7 ?f0 21600 ?f2" draw:type="left-arrow" draw:modifiers="5733.81818181818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78" draw:style-name="gr8" draw:text-style-name="P6" svg:width="0.2953in" svg:height="0.1949in" svg:x="1.9398in" svg:y="0.1091in"><text:p text:style-name="P6">NO</text:p><draw:enhanced-geometry svg:viewBox="0 0 21600 21600" draw:type="rectangle" draw:enhanced-path="M 0 0 L 21600 0 21600 21600 0 21600 0 0 Z N"/></draw:custom-shape></text:p>
      <text:p text:style-name="P1"><draw:custom-shape text:anchor-type="paragraph" draw:z-index="44" draw:style-name="gr17" draw:text-style-name="P6" svg:width="1.1276in" svg:height="1.1094in" svg:x="1.1075in" svg:y="0.0181in"><text:p text:style-name="P6">if</text:p><text:p><text:span text:style-name="T13">CONDITION B</text:span></text:p><text:p><text:span text:style-name="T13"/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82" draw:style-name="gr8" draw:text-style-name="P6" svg:width="0.3398in" svg:height="0.1949in" svg:x="2.3516in" svg:y="0.1346in"><text:p text:style-name="P6">YES</text:p><draw:enhanced-geometry svg:viewBox="0 0 21600 21600" draw:type="rectangle" draw:enhanced-path="M 0 0 L 21600 0 21600 21600 0 21600 0 0 Z N"/></draw:custom-shape></text:p>
      <text:p text:style-name="P3"><draw:rect text:anchor-type="paragraph" draw:z-index="45" draw:style-name="gr18" draw:text-style-name="P6" svg:width="2.1205in" svg:height="0.7697in" svg:x="4.7299in" svg:y="0.1354in"><text:p><text:span text:style-name="T11">CONDITION B</text:span></text:p><text:p text:style-name="P11"><text:span text:style-name="T13">more </text:span><text:span text:style-name="T14">user_id</text:span><text:span text:style-name="T15">s</text:span><text:span text:style-name="T16">/</text:span><text:span text:style-name="T14">user_group_id</text:span><text:span text:style-name="T13">s</text:span></text:p><text:p text:style-name="P11"><text:span text:style-name="T13">available for selected </text:span></text:p><text:p><text:span text:style-name="T17">software_id</text:span><text:span text:style-name="T18">/</text:span><text:span text:style-name="T17">software_group_id</text:span></text:p></draw:rect></text:p>
      <text:p text:style-name="P3"><draw:line text:anchor-type="paragraph" draw:z-index="71" draw:style-name="gr19" draw:text-style-name="P6" svg:x1="2.2346in" svg:y1="0.0173in" svg:x2="3.0035in" svg:y2="0.0173in"><text:p/></draw:line></text:p>
      <text:p text:style-name="P3"/>
      <text:p text:style-name="P1"><draw:g text:anchor-type="paragraph" draw:z-index="36" draw:style-name="gr2"><draw:ellipse draw:style-name="gr14" draw:text-style-name="P6" svg:width="0.2504in" svg:height="0.2598in" svg:x="1.3437in" svg:y="2.6362in"><text:p/></draw:ellipse><draw:ellipse draw:style-name="gr15" draw:text-style-name="P6" svg:width="0.1894in" svg:height="0.1969in" svg:x="1.3728in" svg:y="2.6681in"><text:p/></draw:ellipse></draw:g><draw:line text:anchor-type="paragraph" draw:z-index="72" draw:style-name="gr19" draw:text-style-name="P6" svg:x1="2.2429in" svg:y1="0.7409in" svg:x2="3.9075in" svg:y2="0.7272in"><text:p/></draw:line><draw:line text:anchor-type="paragraph" draw:z-index="69" draw:style-name="gr19" draw:text-style-name="P6" svg:x1="1.4571in" svg:y1="2.4799in" svg:x2="1.4571in" svg:y2="2.6988in"><text:p/></draw:line><draw:line text:anchor-type="paragraph" draw:z-index="68" draw:style-name="gr19" draw:text-style-name="P6" svg:x1="2.0823in" svg:y1="2.302in" svg:x2="1.4571in" svg:y2="2.4799in"><text:p/></draw:line><draw:line text:anchor-type="paragraph" draw:z-index="67" draw:style-name="gr19" draw:text-style-name="P6" svg:x1="0.598in" svg:y1="2.302in" svg:x2="1.4571in" svg:y2="2.4799in"><text:p/></draw:line><draw:line text:anchor-type="paragraph" draw:z-index="66" draw:style-name="gr19" draw:text-style-name="P6" svg:x1="0.598in" svg:y1="2.0835in" svg:x2="0.598in" svg:y2="2.3024in"><text:p/></draw:line><draw:line text:anchor-type="paragraph" draw:z-index="63" draw:style-name="gr19" draw:text-style-name="P6" svg:x1="2.0819in" svg:y1="2.0835in" svg:x2="2.0819in" svg:y2="2.3024in"><text:p/></draw:line><draw:line text:anchor-type="paragraph" draw:z-index="62" draw:style-name="gr19" draw:text-style-name="P6" svg:x1="2.0646in" svg:y1="1.6846in" svg:x2="2.0646in" svg:y2="1.822in"><text:p/></draw:line><draw:line text:anchor-type="paragraph" draw:z-index="61" draw:style-name="gr19" draw:text-style-name="P6" svg:x1="1.6898in" svg:y1="1.4965in" svg:x2="2.065in" svg:y2="1.6846in"><text:p/></draw:line><draw:line text:anchor-type="paragraph" draw:z-index="60" draw:style-name="gr19" draw:text-style-name="P6" svg:x1="1.6898in" svg:y1="1.278in" svg:x2="1.6898in" svg:y2="1.4969in"><text:p/></draw:line><draw:rect text:anchor-type="paragraph" draw:z-index="51" draw:style-name="gr16" draw:text-style-name="P12" svg:width="1.2433in" svg:height="0.2614in" svg:x="1.6445in" svg:y="1.822in"><text:p text:style-name="P6">not authenticated</text:p></draw:rect><draw:rect text:anchor-type="paragraph" draw:z-index="50" draw:style-name="gr16" draw:text-style-name="P12" svg:width="1.1543in" svg:height="0.2614in" svg:x="0.2311in" svg:y="1.822in"><text:p text:style-name="P6">authenticated</text:p></draw:rect><draw:custom-shape text:anchor-type="paragraph" draw:z-index="46" draw:style-name="gr17" draw:text-style-name="P6" svg:width="1.1276in" svg:height="1.1094in" svg:x="1.1161in" svg:y="0.1689in"><text:p text:style-name="P6">if</text:p><text:p><text:span text:style-name="T13">CONDITION C</text:span></text:p><text:p><text:span text:style-name="T13"/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9" draw:style-name="gr8" draw:text-style-name="P6" svg:width="0.2953in" svg:height="0.1949in" svg:x="1.9398in" svg:y="0.1091in"><text:p text:style-name="P6">NO</text:p><draw:enhanced-geometry svg:viewBox="0 0 21600 21600" draw:type="rectangle" draw:enhanced-path="M 0 0 L 21600 0 21600 21600 0 21600 0 0 Z N"/></draw:custom-shape></text:p>
      <text:p text:style-name="P1"/>
      <text:p text:style-name="P1"><draw:rect text:anchor-type="paragraph" draw:z-index="47" draw:style-name="gr18" draw:text-style-name="P6" svg:width="2.1205in" svg:height="0.7697in" svg:x="4.7299in" svg:y="0.1161in"><text:p><text:span text:style-name="T11">CONDITION C</text:span></text:p><text:p text:style-name="P11"><text:span text:style-name="T13">more relevant </text:span></text:p><text:p text:style-name="P11"><text:span text:style-name="T17">software_id</text:span><text:span text:style-name="T13">s/</text:span><text:span text:style-name="T17">software_group_id</text:span><text:span text:style-name="T13">s</text:span></text:p><text:p text:style-name="P11"><text:span text:style-name="T13">available to select from </text:span><text:span text:style-name="T19">auth</text:span><text:span text:style-name="T13"> table</text:span></text:p></draw:rect><draw:custom-shape text:anchor-type="paragraph" draw:z-index="81" draw:style-name="gr8" draw:text-style-name="P6" svg:width="0.3398in" svg:height="0.1949in" svg:x="2.3516in" svg:y="0.1492in"><text:p text:style-name="P6">YES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80" draw:style-name="gr8" draw:text-style-name="P6" svg:width="0.2953in" svg:height="0.1949in" svg:x="1.9398in" svg:y="0.1091in"><text:p text:style-name="P6">NO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77" draw:style-name="gr21" draw:text-style-name="P13" svg:width="1.9496in" svg:height="0.1717in" svg:x="4.9634in" svg:y="0.0354in"><text:p text:style-name="P6"><text:span text:style-name="T22">Sun, 08 Jan 2012 01:49:30 +0530 </text:span></text:p></draw:rect> 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wan </meta:initial-creator>
    <meta:creation-date>2012-01-07T23:06:10</meta:creation-date>
    <dc:date>2012-01-08T02:12:03</dc:date>
    <dc:creator>ruwan </dc:creator>
    <meta:editing-duration>PT2H47M29S</meta:editing-duration>
    <meta:editing-cycles>10</meta:editing-cycles>
    <meta:generator>LibreOffice/3.4$Linux LibreOffice_project/340m1$Build-302</meta:generator>
    <meta:document-statistic meta:table-count="7" meta:image-count="0" meta:object-count="0" meta:page-count="3" meta:paragraph-count="34" meta:word-count="44" meta:character-count="638" meta:non-whitespace-character-count="534"/>
  </office:meta>
</office:document-meta>
</file>